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5e11"/>
    </style:style>
    <style:style style:name="T1" style:family="text">
      <style:text-properties officeooo:rsid="000e5e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esentación de alternativas de solución para sistema de mantenimiento en el HU</text:span></text:p>
      <text:p text:style-name="P1"><text:span text:style-name="T1"/></text:p>
      <text:p text:style-name="P1"><text:span text:style-name="T1">Resumen</text:span></text:p>
      <text:p text:style-name="P1"><text:span text:style-name="T1"/></text:p>
      <text:p text:style-name="P1"><text:span text:style-name="T1">El presente trabajo tiene como objetivo evaluar las necesidades <text:s/>del sistema que se requiere para mejor la programación de las diferentes cirugias en sus diferentes salas, buscar eficasmente esa misma programación y poder editarlas segun las diferentes necesidades que se tengan. </text:span></text:p>
      <text:p text:style-name="P1"><text:span text:style-name="T1"/></text:p>
      <text:p text:style-name="P1"><text:span text:style-name="T1">El sistema que se va elaborar consta de una aplicación usando diferentes lenguajes de programación, con la finalidad de mejorar el servicio de la programación de cirugias en las diferentes salas <text:s/>y evitar la perdida de tiempo. </text:span></text:p>
      <text:p text:style-name="P1"><text:span text:style-name="T1">Esta aplicación web podra programar las diferentes cirugias en sus respectivas salas con el dato del paciente y del medico, ademas de poder diferir cada una de estas cirugias con su respectiva justificacion ademas de tener desglosado los pasos desde la preparación del pasiente, los datos al momento cuando se este realizando la cirugia y datos ya finalizada esta.</text:span></text:p>
      <text:p text:style-name="P1"><text:span text:style-name="T1"/></text:p>
      <text:p text:style-name="P1"><text:span text:style-name="T1">El objetivo <text:s/>para realizar esta aplicación es poder tener un mejor control del tiempo y evitar las perdidas de tiempo en cada una de las diferentes fases de la cirugia, ademas de tener una buena optimizacion del tiempo en programar la cirugia, diferirla entre otras.</text:span></text:p>
      <text:p text:style-name="P1"><text:span text:style-name="T1"/></text:p>
      <text:p text:style-name="P1"><text:span text:style-name="T1">Esta aplicación servira para el persona administrativo y medicos que se encargan de gestionar las diferentes salas de las cirugias , el tiempo que se tarda en cada una de las fases, ademas de evitar el traslape tanto en las horas y las salas de las cirug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e </meta:initial-creator>
    <meta:creation-date>2013-07-22T11:22:07</meta:creation-date>
    <dc:date>2013-07-22T11:33:24</dc:date>
    <dc:creator>Ave </dc:creator>
    <meta:editing-duration>P0D</meta:editing-duration>
    <meta:editing-cycles>1</meta:editing-cycles>
    <meta:document-statistic meta:table-count="0" meta:image-count="0" meta:object-count="0" meta:page-count="1" meta:paragraph-count="7" meta:word-count="242" meta:character-count="1481" meta:non-whitespace-character-count="1241"/>
    <meta:generator>LibreOffice/4.0.2.2$Linux_x86 LibreOffice_project/400m0$Build-2</meta:generator>
  </office:meta>
</office:document-meta>
</file>